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family-generic="modern" style:font-pitch="fixed"/>
    <style:font-face style:name="SimHei1" svg:font-family="SimHei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Liberation Serif" fo:font-size="14pt" fo:language="uk" fo:country="UA" fo:font-weight="bold" officeooo:rsid="00183deb" officeooo:paragraph-rsid="00183deb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Liberation Serif" fo:font-size="14pt" fo:language="uk" fo:country="UA" fo:font-weight="bold" officeooo:rsid="00183deb" officeooo:paragraph-rsid="0057f652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Liberation Serif" fo:font-size="14pt" fo:language="uk" fo:country="UA" fo:font-weight="bold" officeooo:rsid="00183deb" officeooo:paragraph-rsid="0043cb92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loext:contextual-spacing="false" fo:text-align="end" style:justify-single-word="false"/>
      <style:text-properties style:use-window-font-color="true" style:font-name="Liberation Serif" fo:font-size="14pt" fo:language="uk" fo:country="UA" fo:font-weight="bold" officeooo:rsid="00183deb" officeooo:paragraph-rsid="00183deb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Liberation Serif" fo:font-size="14pt" fo:language="uk" fo:country="UA" fo:font-weight="bold" officeooo:rsid="005f3cf4" officeooo:paragraph-rsid="005f3cf4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Liberation Serif" fo:font-size="14pt" fo:language="uk" fo:country="UA" fo:font-weight="normal" officeooo:rsid="00183deb" officeooo:paragraph-rsid="00183deb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loext:contextual-spacing="false" fo:text-align="end" style:justify-single-word="false"/>
      <style:text-properties style:use-window-font-color="true" style:font-name="Liberation Serif" fo:font-size="14pt" fo:language="uk" fo:country="UA" fo:font-weight="normal" officeooo:rsid="00183deb" officeooo:paragraph-rsid="00183deb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loext:contextual-spacing="false" fo:text-align="end" style:justify-single-word="false"/>
      <style:text-properties style:use-window-font-color="true" style:font-name="Liberation Serif" fo:font-size="14pt" fo:language="uk" fo:country="UA" fo:font-weight="normal" officeooo:rsid="002fe964" officeooo:paragraph-rsid="00195dc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text-align="end" style:justify-single-word="false"/>
      <style:text-properties style:use-window-font-color="true" style:font-name="Liberation Serif" fo:font-size="14pt" fo:language="uk" fo:country="UA" fo:font-weight="normal" officeooo:rsid="00195dc9" officeooo:paragraph-rsid="00195dc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Liberation Serif" fo:font-size="14pt" fo:language="uk" fo:country="UA" fo:font-weight="normal" officeooo:rsid="00195dc9" officeooo:paragraph-rsid="00195dc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Liberation Serif" fo:font-size="14pt" fo:language="uk" fo:country="UA" fo:font-weight="normal" officeooo:rsid="00195dc9" officeooo:paragraph-rsid="00195dc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end" style:justify-single-word="false"/>
      <style:text-properties style:use-window-font-color="true" style:font-name="Liberation Serif" fo:font-size="14pt" fo:language="uk" fo:country="UA" fo:font-weight="normal" officeooo:rsid="0059dd9a" officeooo:paragraph-rsid="0059dd9a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end" style:justify-single-word="false"/>
      <style:text-properties style:use-window-font-color="true" style:font-name="Liberation Serif" fo:font-size="14pt" fo:language="uk" fo:country="UA" fo:font-weight="normal" officeooo:rsid="005f3cf4" officeooo:paragraph-rsid="005f3cf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Liberation Serif" fo:font-size="12pt" fo:language="uk" fo:country="UA" fo:font-weight="normal" officeooo:rsid="00195dc9" officeooo:paragraph-rsid="00195dc9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1.101cm" fo:margin-right="0cm" fo:margin-top="0cm" fo:margin-bottom="0cm" loext:contextual-spacing="false" fo:text-align="center" style:justify-single-word="false" fo:text-indent="-0.6cm" style:auto-text-indent="false" fo:background-color="transparent"/>
      <style:text-properties style:use-window-font-color="true" style:font-name="Liberation Serif" fo:font-size="14pt" fo:language="uk" fo:country="UA" fo:font-weight="bold" officeooo:rsid="005d2f91" officeooo:paragraph-rsid="005d2f9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font-name="Liberation Serif" fo:font-size="12pt" fo:language="uk" fo:country="UA" fo:font-weight="normal" officeooo:rsid="005c0e52" officeooo:paragraph-rsid="005c0e52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use-window-font-color="true" style:font-name="Liberation Serif" fo:font-size="14pt" fo:language="uk" fo:country="UA" fo:font-weight="bold" officeooo:rsid="00614b9e" officeooo:paragraph-rsid="00614b9e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use-window-font-color="true" style:font-name="Liberation Serif" fo:font-size="14pt" fo:language="uk" fo:country="UA" fo:font-weight="bold" officeooo:rsid="00617ad9" officeooo:paragraph-rsid="00617ad9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use-window-font-color="true" style:font-name="Liberation Mono" fo:font-size="10pt" fo:language="uk" fo:country="UA" fo:font-weight="normal" officeooo:rsid="00614b9e" officeooo:paragraph-rsid="00614b9e" style:font-size-asian="8.75pt" style:font-weight-asian="normal" style:font-size-complex="10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use-window-font-color="true" style:font-name="Liberation Mono" fo:font-size="10pt" fo:language="uk" fo:country="UA" fo:font-weight="normal" officeooo:rsid="00617ad9" officeooo:paragraph-rsid="00617ad9" style:font-size-asian="8.75pt" style:font-weight-asian="normal" style:font-size-complex="10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use-window-font-color="true" style:font-name="Liberation Mono" fo:font-size="10pt" fo:language="uk" fo:country="UA" fo:font-weight="bold" officeooo:rsid="00617ad9" officeooo:paragraph-rsid="00617ad9" style:font-size-asian="8.75pt" style:font-weight-asian="bold" style:font-size-complex="10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style:page-number="auto" fo:background-color="transparent"/>
      <style:text-properties style:use-window-font-color="true" style:font-name="Liberation Serif" fo:font-size="12pt" fo:language="uk" fo:country="UA" fo:font-weight="normal" officeooo:rsid="00614b9e" officeooo:paragraph-rsid="00614b9e" style:font-size-asian="12pt" style:font-weight-asian="normal" style:font-size-complex="12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style:page-number="auto" fo:background-color="transparent">
        <style:tab-stops/>
      </style:paragraph-properties>
      <style:text-properties style:use-window-font-color="true" style:font-name="Liberation Serif" fo:font-size="12pt" fo:language="uk" fo:country="UA" fo:font-weight="normal" officeooo:rsid="00617ad9" officeooo:paragraph-rsid="00617ad9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fo:background-color="transparent"/>
      <style:text-properties style:use-window-font-color="true" style:font-name="Liberation Serif" fo:font-size="12pt" fo:language="uk" fo:country="UA" fo:font-weight="normal" officeooo:rsid="00614b9e" officeooo:paragraph-rsid="00614b9e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fo:background-color="transparent">
        <style:tab-stops/>
      </style:paragraph-properties>
      <style:text-properties style:use-window-font-color="true" style:font-name="Liberation Serif" fo:font-size="12pt" fo:language="uk" fo:country="UA" fo:font-weight="normal" officeooo:rsid="00617ad9" officeooo:paragraph-rsid="00617ad9" style:font-size-asian="12pt" style:font-weight-asian="normal" style:font-size-complex="12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style:page-number="auto" fo:background-color="transparent"/>
      <style:text-properties style:use-window-font-color="true" style:font-name="Liberation Serif" fo:font-size="12pt" fo:language="uk" fo:country="UA" fo:font-style="italic" fo:font-weight="normal" officeooo:rsid="00614b9e" officeooo:paragraph-rsid="00614b9e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.499cm" style:auto-text-indent="false" style:page-number="auto" fo:break-before="page" fo:background-color="transparent"/>
      <style:text-properties officeooo:paragraph-rsid="00614b9e"/>
    </style:style>
    <style:style style:name="T1" style:family="text">
      <style:text-properties officeooo:rsid="0057f652"/>
    </style:style>
    <style:style style:name="T2" style:family="text">
      <style:text-properties officeooo:rsid="005aef8c"/>
    </style:style>
    <style:style style:name="T3" style:family="text">
      <style:text-properties style:use-window-font-color="true" style:font-name="Liberation Serif" fo:font-size="12pt" fo:language="uk" fo:country="UA" fo:font-style="normal" fo:font-weight="normal" officeooo:rsid="005c0e52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style:font-name="Liberation Serif" fo:font-size="12pt" fo:language="uk" fo:country="UA" fo:font-style="normal" fo:font-weight="normal" officeooo:rsid="00614b9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officeooo:rsid="00614b9e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008000" fo:font-weight="bold" style:font-weight-asian="bold" style:font-weight-complex="bold"/>
    </style:style>
    <style:style style:name="T8" style:family="text">
      <style:text-properties officeooo:rsid="006351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та науки України</text:p>
      <text:p text:style-name="P1">Національній технічний університет України</text:p>
      <text:p text:style-name="P1">“Київський політехнічний інститут”</text:p>
      <text:p text:style-name="P1">Факультет прикладної математики</text:p>
      <text:p text:style-name="P1">Кафедра системного програмування і спеціалізованих комп’ютерних систе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Лабораторна робота №1</text:p>
      <text:p text:style-name="P1"/>
      <text:p text:style-name="P6">з дисципліни</text:p>
      <text:p text:style-name="P2">“<text:span text:style-name="T5">Архітектура комп’ютерів</text:span>”</text:p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4"/>
      <text:p text:style-name="P7"/>
      <text:p text:style-name="P8"/>
      <text:p text:style-name="P8"/>
      <text:p text:style-name="P8"/>
      <text:p text:style-name="P9">Виконав студент <text:span text:style-name="T1">третього</text:span> курсу</text:p>
      <text:p text:style-name="P9">групи КВ-32</text:p>
      <text:p text:style-name="P9">Мельник Олександр Олегович</text:p>
      <text:p text:style-name="P13">Варіант <text:span text:style-name="T5">2</text:span></text:p>
      <text:p text:style-name="P12"/>
      <text:p text:style-name="P9"/>
      <text:p text:style-name="P9"/>
      <text:p text:style-name="P9"/>
      <text:p text:style-name="P10">Перевірив(ла):_____________</text:p>
      <text:p text:style-name="P10"><text:tab/><text:tab/> <text:s text:c="4"/>_____________</text:p>
      <text:p text:style-name="P10"/>
      <text:p text:style-name="P10"/>
      <text:p text:style-name="P10"/>
      <text:p text:style-name="P11"/>
      <text:p text:style-name="P11">Дата: _______</text:p>
      <text:p text:style-name="P14">Київ 201<text:span text:style-name="T2">6</text:span></text:p>
      <text:p text:style-name="P27"><text:span text:style-name="T3">Мета роботи </text:span><text:span text:style-name="T4">— </text:span><text:span text:style-name="T3">оволодіти процедурними конструкціями мови Python та </text:span>основним інструментарієм розробника.</text:p>
      <text:p text:style-name="P16"/>
      <text:p text:style-name="P15">Завдання варіанту</text:p>
      <text:p text:style-name="P22">Варіант 2 — “Планувальник задач за датами”.</text:p>
      <text:p text:style-name="P24">Програма розділена на три модулі за паттерном MVC.</text:p>
      <text:p text:style-name="P24"/>
      <text:p text:style-name="P17">Репозиторій</text:p>
      <text:p text:style-name="P22"><text:a xlink:type="simple" xlink:href="https://github.com/Watkurem/Arch_Lab1" text:style-name="Internet_20_link" text:visited-style-name="Visited_20_Internet_20_Link">https://github.com/Watkurem/Arch_Lab1</text:a></text:p>
      <text:p text:style-name="P24"/>
      <text:p text:style-name="P17">Приклад сесії взаємодії</text:p>
      <text:p text:style-name="P26">З огляду на особливості інтерфейсу обраний варіант помічаю як “&lt;=”.</text:p>
      <text:p text:style-name="P19">$ ./lab1.py</text:p>
      <text:p text:style-name="P19"><text:s text:c="2"/>Welcome to the Arch_Lab1 task planner!</text:p>
      <text:p text:style-name="P19">================================================================================</text:p>
      <text:p text:style-name="P19">[0]<text:tab/> 01 Mar 2016, Tuesday: <text:span text:style-name="T6">&lt;&lt; !!OVERDUE!!</text:span></text:p>
      <text:p text:style-name="P19"><text:s text:c="2"/>Задача тестова 3</text:p>
      <text:p text:style-name="P19"/>
      <text:p text:style-name="P19">[1]<text:tab/> 08 Mar 2016, Tuesday: <text:span text:style-name="T7">&lt;&lt; Today!</text:span></text:p>
      <text:p text:style-name="P19"><text:s text:c="2"/>Задача тестова 1</text:p>
      <text:p text:style-name="P19"/>
      <text:p text:style-name="P19">[2]<text:tab/> 13 Mar 2016, Sunday:</text:p>
      <text:p text:style-name="P19"><text:s text:c="2"/>Задача тестова 2</text:p>
      <text:p text:style-name="P19">================================================================================</text:p>
      <text:p text:style-name="P19">You are viewing pending tasks</text:p>
      <text:p text:style-name="P19"><text:s text:c="2"/>[N] Add new task &lt;=</text:p>
      <text:p text:style-name="P19"><text:s text:c="2"/>[R] Remove task</text:p>
      <text:p text:style-name="P19"><text:s text:c="2"/>[E] Edit task</text:p>
      <text:p text:style-name="P19"><text:s text:c="2"/>[M] Mark task finished</text:p>
      <text:p text:style-name="P19"><text:s text:c="2"/>[F] View finished tasks</text:p>
      <text:p text:style-name="P19"><text:s text:c="2"/>[Q] Quit</text:p>
      <text:p text:style-name="P19">Creating new task. It will be marked as pending. <text:s text:c="31"/></text:p>
      <text:p text:style-name="P19">Task description: Задача тестова 4</text:p>
      <text:p text:style-name="P19">Date (use "YYYY-MM-DD" format or similar with single character delimiters): 7325-11-12</text:p>
      <text:p text:style-name="P19">================================================================================</text:p>
      <text:p text:style-name="P19">[0]<text:tab/> 01 Mar 2016, Tuesday: <text:span text:style-name="T6">&lt;&lt; !!OVERDUE!!</text:span></text:p>
      <text:p text:style-name="P19"><text:s text:c="2"/>Задача тестова 3</text:p>
      <text:p text:style-name="P19"/>
      <text:p text:style-name="P19">[1]<text:tab/> 08 Mar 2016, Tuesday: <text:span text:style-name="T7">&lt;&lt; Today!</text:span></text:p>
      <text:p text:style-name="P19"><text:s text:c="2"/>Задача тестова 1</text:p>
      <text:p text:style-name="P19"/>
      <text:p text:style-name="P19">[2]<text:tab/> 13 Mar 2016, Sunday:</text:p>
      <text:p text:style-name="P19"><text:s text:c="2"/>Задача тестова 2</text:p>
      <text:p text:style-name="P19"/>
      <text:p text:style-name="P19">[3]<text:tab/> 12 Nov 7325, Monday:</text:p>
      <text:p text:style-name="P19"><text:s text:c="2"/>Задача тестова 4</text:p>
      <text:p text:style-name="P19">================================================================================</text:p>
      <text:p text:style-name="P19">You are viewing pending tasks</text:p>
      <text:p text:style-name="P19"><text:s text:c="2"/>[N] Add new task</text:p>
      <text:p text:style-name="P19"><text:s text:c="2"/>[R] Remove task</text:p>
      <text:p text:style-name="P19"><text:s text:c="2"/>[E] Edit task</text:p>
      <text:p text:style-name="P19"><text:s text:c="2"/>[M] Mark task finished &lt;=</text:p>
      <text:p text:style-name="P19"><text:s text:c="2"/>[F] View finished tasks</text:p>
      <text:p text:style-name="P19"><text:s text:c="2"/>[Q] Quit</text:p>
      <text:p text:style-name="P19">Which one? Provide number noted in brackets: 3 <text:s text:c="33"/></text:p>
      <text:p text:style-name="P19">================================================================================</text:p>
      <text:p text:style-name="P19">[0]<text:tab/> 01 Mar 2016, Tuesday: <text:span text:style-name="T6">&lt;&lt; !!OVERDUE!!</text:span></text:p>
      <text:p text:style-name="P19"><text:s text:c="2"/>Задача тестова 3</text:p>
      <text:p text:style-name="P19"/>
      <text:p text:style-name="P19">[1]<text:tab/> 08 Mar 2016, Tuesday: <text:span text:style-name="T7">&lt;&lt; Today!</text:span></text:p>
      <text:p text:style-name="P19"><text:s text:c="2"/>Задача тестова 1</text:p>
      <text:p text:style-name="P19"/>
      <text:p text:style-name="P19">[2]<text:tab/> 13 Mar 2016, Sunday:</text:p>
      <text:p text:style-name="P19"><text:s text:c="2"/>Задача тестова 2</text:p>
      <text:p text:style-name="P19"><text:soft-page-break/>================================================================================</text:p>
      <text:p text:style-name="P19">You are viewing pending tasks</text:p>
      <text:p text:style-name="P19"><text:s text:c="2"/>[N] Add new task</text:p>
      <text:p text:style-name="P19"><text:s text:c="2"/>[R] Remove task</text:p>
      <text:p text:style-name="P19"><text:s text:c="2"/>[E] Edit task</text:p>
      <text:p text:style-name="P19"><text:s text:c="2"/>[M] Mark task finished</text:p>
      <text:p text:style-name="P19"><text:s text:c="2"/>[F] View finished tasks &lt;=</text:p>
      <text:p text:style-name="P19"><text:s text:c="2"/>[Q] Quit</text:p>
      <text:p text:style-name="P19">================================================================================</text:p>
      <text:p text:style-name="P19">[0]<text:tab/> 12 Nov 7325, Monday:</text:p>
      <text:p text:style-name="P19"><text:s text:c="2"/>Задача тестова 4</text:p>
      <text:p text:style-name="P19">================================================================================</text:p>
      <text:p text:style-name="P19">You are viewing finished tasks</text:p>
      <text:p text:style-name="P19"><text:s text:c="2"/>[C] Clear finished tasks &lt;=</text:p>
      <text:p text:style-name="P19"><text:s text:c="2"/>[R] Remove task</text:p>
      <text:p text:style-name="P19"><text:s text:c="2"/>[E] Edit task</text:p>
      <text:p text:style-name="P19"><text:s text:c="2"/>[M] Mark task pending</text:p>
      <text:p text:style-name="P19"><text:s text:c="2"/>[L] View pending tasks</text:p>
      <text:p text:style-name="P19"><text:s text:c="2"/>[Q] Quit</text:p>
      <text:p text:style-name="P19">================================================================================</text:p>
      <text:p text:style-name="P19"><text:tab/>&gt;&gt; No tasks found &lt;&lt;</text:p>
      <text:p text:style-name="P19">================================================================================</text:p>
      <text:p text:style-name="P19">You are viewing finished tasks</text:p>
      <text:p text:style-name="P19"><text:s text:c="2"/>[C] Clear finished tasks</text:p>
      <text:p text:style-name="P19"><text:s text:c="2"/>[R] Remove task</text:p>
      <text:p text:style-name="P19"><text:s text:c="2"/>[E] Edit task</text:p>
      <text:p text:style-name="P19"><text:s text:c="2"/>[M] Mark task pending</text:p>
      <text:p text:style-name="P19"><text:s text:c="2"/>[L] View pending tasks</text:p>
      <text:p text:style-name="P19"><text:s text:c="2"/>[Q] Quit &lt;=</text:p>
      <text:p text:style-name="P19"/>
      <text:p text:style-name="P18">Документація</text:p>
      <text:p text:style-name="P21">Help on module lab1:</text:p>
      <text:p text:style-name="P20"/>
      <text:p text:style-name="P20">NAME</text:p>
      <text:p text:style-name="P20"><text:s text:c="4"/>lab1</text:p>
      <text:p text:style-name="P20"/>
      <text:p text:style-name="P20">DESCRIPTION</text:p>
      <text:p text:style-name="P20"><text:s text:c="4"/>Arch_Lab1 main module ("controller"). Run this as a script or import and</text:p>
      <text:p text:style-name="P20"><text:s text:c="4"/>run main().</text:p>
      <text:p text:style-name="P20"><text:s text:c="4"/></text:p>
      <text:p text:style-name="P20"><text:s text:c="4"/>All functions are interactive and probably should not be run directly (only via</text:p>
      <text:p text:style-name="P20"><text:s text:c="4"/>main()). Exact behaviour of each function depends on interface ("view") and</text:p>
      <text:p text:style-name="P20"><text:s text:c="4"/>engine ("model") that implement them, but an attempt was made to describe</text:p>
      <text:p text:style-name="P20"><text:s text:c="4"/>generally expected behaviour.</text:p>
      <text:p text:style-name="P20"><text:s text:c="4"/></text:p>
      <text:p text:style-name="P20"><text:s text:c="4"/>'Pending' means that task is not yet done. Finished means that task is done.</text:p>
      <text:p text:style-name="P20"/>
      <text:p text:style-name="P20">FUNCTIONS</text:p>
      <text:p text:style-name="P20"><text:s text:c="4"/>add_new_task()</text:p>
      <text:p text:style-name="P20"><text:s text:c="8"/>Add new task interactively.</text:p>
      <text:p text:style-name="P20"><text:s text:c="8"/></text:p>
      <text:p text:style-name="P20"><text:s text:c="8"/>Task will be marked pending by default. After task is added returns to the</text:p>
      <text:p text:style-name="P20"><text:s text:c="8"/>pending task view.</text:p>
      <text:p text:style-name="P20"><text:s text:c="4"/></text:p>
      <text:p text:style-name="P20"><text:s text:c="4"/>clear_finished_tasks()</text:p>
      <text:p text:style-name="P20"><text:s text:c="8"/>Remove all finished tasks.</text:p>
      <text:p text:style-name="P20"><text:s text:c="8"/></text:p>
      <text:p text:style-name="P20"><text:s text:c="8"/>Afterwards returns to the finished task view.</text:p>
      <text:p text:style-name="P20"><text:s text:c="4"/></text:p>
      <text:p text:style-name="P20"><text:s text:c="4"/>edit_finished_task()</text:p>
      <text:p text:style-name="P20"><text:s text:c="8"/>Provides interactive way to edit one finished task.</text:p>
      <text:p text:style-name="P20"><text:s text:c="8"/></text:p>
      <text:p text:style-name="P20"><text:s text:c="8"/>After edits are done returns to the finished task view.</text:p>
      <text:p text:style-name="P20"><text:s text:c="4"/></text:p>
      <text:p text:style-name="P20"><text:s text:c="4"/>edit_pending_task()</text:p>
      <text:p text:style-name="P20"><text:s text:c="8"/>Provides interactive way to edit one pending task.</text:p>
      <text:p text:style-name="P20"><text:soft-page-break/><text:s text:c="8"/></text:p>
      <text:p text:style-name="P20"><text:s text:c="8"/>After edits are done returns to the pending task view.</text:p>
      <text:p text:style-name="P20"><text:s text:c="4"/></text:p>
      <text:p text:style-name="P20"><text:s text:c="4"/>finish_task()</text:p>
      <text:p text:style-name="P20"><text:s text:c="8"/>Mark pending task as finished interactively.</text:p>
      <text:p text:style-name="P20"><text:s text:c="8"/></text:p>
      <text:p text:style-name="P20"><text:s text:c="8"/>Afterwards returns to the pending task view.</text:p>
      <text:p text:style-name="P20"><text:s text:c="4"/></text:p>
      <text:p text:style-name="P20"><text:s text:c="4"/>main()</text:p>
      <text:p text:style-name="P20"><text:s text:c="8"/>Entry point for program.</text:p>
      <text:p text:style-name="P20"><text:s text:c="8"/></text:p>
      <text:p text:style-name="P20"><text:s text:c="8"/>Displays welcome message and switches to pending task view.</text:p>
      <text:p text:style-name="P20"><text:s text:c="8"/>Start Arch_Lab1 by calling this function.</text:p>
      <text:p text:style-name="P20"><text:s text:c="4"/></text:p>
      <text:p text:style-name="P20"><text:s text:c="4"/>remove_finished_task()</text:p>
      <text:p text:style-name="P20"><text:s text:c="8"/>Provides interactive way to remove one finished task.</text:p>
      <text:p text:style-name="P20"><text:s text:c="8"/></text:p>
      <text:p text:style-name="P20"><text:s text:c="8"/>After task is removed returns to the finished task view.</text:p>
      <text:p text:style-name="P20"><text:s text:c="4"/></text:p>
      <text:p text:style-name="P20"><text:s text:c="4"/>remove_pending_task()</text:p>
      <text:p text:style-name="P20"><text:s text:c="8"/>Provides interactive way to remove one pending task.</text:p>
      <text:p text:style-name="P20"><text:s text:c="8"/></text:p>
      <text:p text:style-name="P20"><text:s text:c="8"/>After task is removed returns to the pending task view.</text:p>
      <text:p text:style-name="P20"><text:s text:c="4"/></text:p>
      <text:p text:style-name="P20"><text:s text:c="4"/>unfinish_task()</text:p>
      <text:p text:style-name="P20"><text:s text:c="8"/>Mark finished task as pending.</text:p>
      <text:p text:style-name="P20"><text:s text:c="8"/></text:p>
      <text:p text:style-name="P20"><text:s text:c="8"/>Afterwards returns to the finished task view.</text:p>
      <text:p text:style-name="P20"><text:s text:c="4"/></text:p>
      <text:p text:style-name="P20"><text:s text:c="4"/>view_finished_tasks()</text:p>
      <text:p text:style-name="P20"><text:s text:c="8"/>Provides interactive view of finished tasks.</text:p>
      <text:p text:style-name="P20"><text:s text:c="8"/></text:p>
      <text:p text:style-name="P20"><text:s text:c="8"/>Tasks will be sorted by date from earliest to latest.</text:p>
      <text:p text:style-name="P20"><text:s text:c="4"/></text:p>
      <text:p text:style-name="P20"><text:s text:c="4"/>view_pending_tasks()</text:p>
      <text:p text:style-name="P20"><text:s text:c="8"/>Provides interactive view of pending tasks.</text:p>
      <text:p text:style-name="P20"><text:s text:c="8"/></text:p>
      <text:p text:style-name="P20"><text:s text:c="8"/>Tasks will be sorted by date from earliest to latest; tasks that are</text:p>
      <text:p text:style-name="P20"><text:s text:c="8"/>overdue (dated earlier than current date, but still pending) and tasks</text:p>
      <text:p text:style-name="P20"><text:s text:c="8"/>scheduled for current date will be marked accordingly.</text:p>
      <text:p text:style-name="P20"/>
      <text:p text:style-name="P20"/>
      <text:p text:style-name="P21">Help on module interface:</text:p>
      <text:p text:style-name="P20"/>
      <text:p text:style-name="P20">NAME</text:p>
      <text:p text:style-name="P20"><text:s text:c="4"/>interface - Arch_Lab1 terminal interface.</text:p>
      <text:p text:style-name="P20"/>
      <text:p text:style-name="P20">DESCRIPTION</text:p>
      <text:p text:style-name="P20"><text:s text:c="4"/>This module is a terminal interface ("view") for the Arch_Lab1 program. You</text:p>
      <text:p text:style-name="P20"><text:s text:c="4"/>probably should not be importing it directly.</text:p>
      <text:p text:style-name="P20"/>
      <text:p text:style-name="P20">FUNCTIONS</text:p>
      <text:p text:style-name="P20"><text:s text:c="4"/>ask_task()</text:p>
      <text:p text:style-name="P20"><text:s text:c="8"/>Ask for a task descriptor.</text:p>
      <text:p text:style-name="P20"><text:s text:c="8"/></text:p>
      <text:p text:style-name="P20"><text:s text:c="8"/>Should be used only after fresh (with no changes after printing yet) list</text:p>
      <text:p text:style-name="P20"><text:s text:c="8"/>of tasks was printed. Will ask to press Return and try again if input is</text:p>
      <text:p text:style-name="P20"><text:s text:c="8"/>not int.</text:p>
      <text:p text:style-name="P20"><text:s text:c="8"/></text:p>
      <text:p text:style-name="P20"><text:s text:c="8"/>return: int - task descriptor, as input by user.</text:p>
      <text:p text:style-name="P20"><text:s text:c="4"/></text:p>
      <text:p text:style-name="P20"><text:s text:c="4"/>bad_input()</text:p>
      <text:p text:style-name="P20"><text:s text:c="8"/>Inform user that they crashed the engine with their input.</text:p>
      <text:p text:style-name="P20"><text:s text:c="8"/></text:p>
      <text:p text:style-name="P20"><text:s text:c="8"/>Congratulations! Will also ask to press Return and try again.</text:p>
      <text:p text:style-name="P20"><text:s text:c="4"/></text:p>
      <text:p text:style-name="P20"><text:s text:c="4"/>bad_task()</text:p>
      <text:p text:style-name="P20"><text:soft-page-break/><text:s text:c="8"/>Inform user that task is not there interactively.</text:p>
      <text:p text:style-name="P20"><text:s text:c="8"/></text:p>
      <text:p text:style-name="P20"><text:s text:c="8"/>Namely, if user gave ask_task() an incorrect descriptor. Will also ask to</text:p>
      <text:p text:style-name="P20"><text:s text:c="8"/>press Return and try again.</text:p>
      <text:p text:style-name="P20"><text:s text:c="4"/></text:p>
      <text:p text:style-name="P20"><text:s text:c="4"/>edit_task_dialog(id)</text:p>
      <text:p text:style-name="P20"><text:s text:c="8"/>Provide interactive dialog for adding new task.</text:p>
      <text:p text:style-name="P20"><text:s text:c="8"/></text:p>
      <text:p text:style-name="P20"><text:s text:c="8"/>Prints status and calls task_input().</text:p>
      <text:p text:style-name="P20"><text:s text:c="8"/></text:p>
      <text:p text:style-name="P20"><text:s text:c="8"/>return: (str, int, int, int) if date read correctly,</text:p>
      <text:p text:style-name="P20"><text:s text:c="16"/>(str, None, None, None) if date not read correctly.</text:p>
      <text:p text:style-name="P20"><text:s text:c="4"/></text:p>
      <text:p text:style-name="P20"><text:s text:c="4"/>finished_tasks_menu(opts)</text:p>
      <text:p text:style-name="P20"><text:s text:c="8"/>Provide interactive finished tasks menu.</text:p>
      <text:p text:style-name="P20"><text:s text:c="8"/></text:p>
      <text:p text:style-name="P20"><text:s text:c="8"/>Prints options determined by argument and allows user to choose one.</text:p>
      <text:p text:style-name="P20"><text:s text:c="8"/></text:p>
      <text:p text:style-name="P20"><text:s text:c="8"/>opts: list of lists which have at least two elements - (descriptor,</text:p>
      <text:p text:style-name="P20"><text:s text:c="14"/>option), both string - and each represent menu item.</text:p>
      <text:p text:style-name="P20"><text:s text:c="14"/>((string, string, ...), -||-)</text:p>
      <text:p text:style-name="P20"><text:s text:c="8"/></text:p>
      <text:p text:style-name="P20"><text:s text:c="8"/>return: element of opts that was chosen by user.</text:p>
      <text:p text:style-name="P20"><text:s text:c="4"/></text:p>
      <text:p text:style-name="P20"><text:s text:c="4"/>menu(opts, title)</text:p>
      <text:p text:style-name="P20"><text:s text:c="8"/>Provide generic menu.</text:p>
      <text:p text:style-name="P20"><text:s text:c="8"/></text:p>
      <text:p text:style-name="P20"><text:s text:c="8"/>Prints options determined by argument under title determined by argument.</text:p>
      <text:p text:style-name="P20"><text:s text:c="8"/></text:p>
      <text:p text:style-name="P20"><text:s text:c="8"/>opts: list of lists which have at least two elements - (descriptor,</text:p>
      <text:p text:style-name="P20"><text:s text:c="14"/>option), both string - and each represent menu item.</text:p>
      <text:p text:style-name="P20"><text:s text:c="14"/>((string, string, ...), -||-)</text:p>
      <text:p text:style-name="P20"><text:s text:c="8"/>title: title for the menu, string.</text:p>
      <text:p text:style-name="P20"><text:s text:c="8"/></text:p>
      <text:p text:style-name="P20"><text:s text:c="8"/>&gt;&gt;&gt; menu([["1", "Test menu item"]], "Blah menu")</text:p>
      <text:p text:style-name="P20"><text:s text:c="8"/>================================================================================</text:p>
      <text:p text:style-name="P20"><text:s text:c="8"/>Blah menu</text:p>
      <text:p text:style-name="P20"><text:s text:c="10"/>[1] Test menu item</text:p>
      <text:p text:style-name="P20"><text:s text:c="4"/></text:p>
      <text:p text:style-name="P20"><text:s text:c="4"/>menu_decide(opts, choice)</text:p>
      <text:p text:style-name="P20"><text:s text:c="8"/>Process user choice and return chosen option.</text:p>
      <text:p text:style-name="P20"><text:s text:c="8"/></text:p>
      <text:p text:style-name="P20"><text:s text:c="8"/>Returns element of opts list that user have chosen. If user's choise does</text:p>
      <text:p text:style-name="P20"><text:s text:c="8"/>not correspond to any descriptor in opts, returns None, notifies user and</text:p>
      <text:p text:style-name="P20"><text:s text:c="8"/>asks to try again (calls menu_decide).</text:p>
      <text:p text:style-name="P20"><text:s text:c="8"/>Makes use of ANSI escape codes for formatting.</text:p>
      <text:p text:style-name="P20"><text:s text:c="8"/></text:p>
      <text:p text:style-name="P20"><text:s text:c="8"/>opts: list of lists which have at least two elements - (descriptor,</text:p>
      <text:p text:style-name="P20"><text:s text:c="14"/>option), both string - and each represent menu item.</text:p>
      <text:p text:style-name="P20"><text:s text:c="8"/>choice: choice made by user (one of the descriptors in opts).</text:p>
      <text:p text:style-name="P20"><text:s text:c="8"/></text:p>
      <text:p text:style-name="P20"><text:s text:c="8"/>return: chosen option (list that has at least two elements - (descriptor,</text:p>
      <text:p text:style-name="P20"><text:s text:c="16"/>option), both string) or None if there was no option corresponding</text:p>
      <text:p text:style-name="P20"><text:s text:c="16"/>to user's choice.</text:p>
      <text:p text:style-name="P20"><text:s text:c="8"/></text:p>
      <text:p text:style-name="P20"><text:s text:c="8"/>&gt;&gt;&gt; menu_decide([["1", "Test menu item"]], "1")</text:p>
      <text:p text:style-name="P20"><text:s text:c="8"/>#[A <text:s text:c="79"/>#[A</text:p>
      <text:p text:style-name="P20"><text:s text:c="8"/>['1', 'Test menu item']</text:p>
      <text:p text:style-name="P20"><text:s text:c="8"/>&gt;&gt;&gt; menu_decide([["1", "Test menu item"]], "?")</text:p>
      <text:p text:style-name="P20"><text:s text:c="8"/>#[A <text:s text:c="79"/>#[A</text:p>
      <text:p text:style-name="P20"><text:s text:c="4"/></text:p>
      <text:p text:style-name="P20"><text:s text:c="4"/>new_task_dialog()</text:p>
      <text:p text:style-name="P20"><text:s text:c="8"/>Provide interactive dialog for adding new task.</text:p>
      <text:p text:style-name="P20"><text:s text:c="8"/></text:p>
      <text:p text:style-name="P20"><text:s text:c="8"/>Prints status and calls task_input().</text:p>
      <text:p text:style-name="P20"><text:soft-page-break/><text:s text:c="8"/></text:p>
      <text:p text:style-name="P20"><text:s text:c="8"/>return: (str, int, int, int) if date read correctly,</text:p>
      <text:p text:style-name="P20"><text:s text:c="16"/>(str, None, None, None) if date not read correctly.</text:p>
      <text:p text:style-name="P20"><text:s text:c="4"/></text:p>
      <text:p text:style-name="P20"><text:s text:c="4"/>pending_tasks_menu(opts)</text:p>
      <text:p text:style-name="P20"><text:s text:c="8"/>Provide interactive pending tasks menu.</text:p>
      <text:p text:style-name="P20"><text:s text:c="8"/></text:p>
      <text:p text:style-name="P20"><text:s text:c="8"/>Prints options determined by argument and allows user to choose one.</text:p>
      <text:p text:style-name="P20"><text:s text:c="8"/></text:p>
      <text:p text:style-name="P20"><text:s text:c="8"/>opts: list of lists which have at least two elements - (descriptor,</text:p>
      <text:p text:style-name="P20"><text:s text:c="14"/>option), both string - and each represent menu item.</text:p>
      <text:p text:style-name="P20"><text:s text:c="14"/>((string, string, ...), -||-)</text:p>
      <text:p text:style-name="P20"><text:s text:c="8"/></text:p>
      <text:p text:style-name="P20"><text:s text:c="8"/>return: element of opts that was chosen by user.</text:p>
      <text:p text:style-name="P20"><text:s text:c="4"/></text:p>
      <text:p text:style-name="P20"><text:s text:c="4"/>print_finished_tasks(tasks)</text:p>
      <text:p text:style-name="P20"><text:s text:c="8"/>Print finished tasks.</text:p>
      <text:p text:style-name="P20"><text:s text:c="8"/></text:p>
      <text:p text:style-name="P20"><text:s text:c="8"/>Prints tasks as formatted list. Date displayed according to locale.</text:p>
      <text:p text:style-name="P20"><text:s text:c="8"/></text:p>
      <text:p text:style-name="P20"><text:s text:c="8"/>tasks: ((string, datetime.date), -||-)</text:p>
      <text:p text:style-name="P20"><text:s text:c="8"/></text:p>
      <text:p text:style-name="P20"><text:s text:c="8"/>&gt;&gt;&gt; import datetime</text:p>
      <text:p text:style-name="P20"><text:s text:c="8"/></text:p>
      <text:p text:style-name="P20"><text:s text:c="8"/>&gt;&gt;&gt; print_finished_tasks([["Test task", datetime.date(2012, 1, 1)]]) <text:s text:c="3"/># doctest: +NORMALIZE_WHITESPACE</text:p>
      <text:p text:style-name="P20"><text:s text:c="8"/>================================================================================</text:p>
      <text:p text:style-name="P20"><text:s text:c="8"/>[0] <text:s/>01 Jan 2012, Sunday:</text:p>
      <text:p text:style-name="P20"><text:s text:c="10"/>Test task</text:p>
      <text:p text:style-name="P20"><text:s text:c="8"/>&lt;BLANKLINE&gt;</text:p>
      <text:p text:style-name="P20"><text:s text:c="8"/>#[A</text:p>
      <text:p text:style-name="P20"><text:s text:c="8"/></text:p>
      <text:p text:style-name="P20"><text:s text:c="8"/>&gt;&gt;&gt; print_finished_tasks([]) # doctest: +NORMALIZE_WHITESPACE</text:p>
      <text:p text:style-name="P20"><text:s text:c="8"/>================================================================================</text:p>
      <text:p text:style-name="P20"><text:s text:c="12"/>&gt;&gt; No tasks found &lt;&lt;</text:p>
      <text:p text:style-name="P20"><text:s text:c="4"/></text:p>
      <text:p text:style-name="P20"><text:s text:c="4"/>print_pending_tasks(tasks)</text:p>
      <text:p text:style-name="P20"><text:s text:c="8"/>Print pending tasks.</text:p>
      <text:p text:style-name="P20"><text:s text:c="8"/></text:p>
      <text:p text:style-name="P20"><text:s text:c="8"/>Prints tasks as formatted list. Date displayed according to locale.</text:p>
      <text:p text:style-name="P20"><text:s text:c="8"/>Tasks that are overdue (dated earlier than current date, but still pending)</text:p>
      <text:p text:style-name="P20"><text:s text:c="8"/>and tasks scheduled for current date will be marked accordingly.</text:p>
      <text:p text:style-name="P20"><text:s text:c="8"/></text:p>
      <text:p text:style-name="P20"><text:s text:c="8"/>tasks: ((string, datetime.date), -||-)</text:p>
      <text:p text:style-name="P20"><text:s text:c="8"/></text:p>
      <text:p text:style-name="P20"><text:s text:c="8"/>&gt;&gt;&gt; import datetime</text:p>
      <text:p text:style-name="P20"><text:s text:c="8"/></text:p>
      <text:p text:style-name="P20"><text:s text:c="8"/>&gt;&gt;&gt; print_pending_tasks([["Test task", datetime.date(2012, 1, 1)]]) <text:s text:c="4"/># doctest: +NORMALIZE_WHITESPACE</text:p>
      <text:p text:style-name="P20"><text:s text:c="8"/>================================================================================</text:p>
      <text:p text:style-name="P20"><text:s text:c="8"/>[0] <text:s/>01 Jan 2012, Sunday: #[1;31m&lt;&lt; !!OVERDUE!!#[0m</text:p>
      <text:p text:style-name="P20"><text:s text:c="10"/>Test task</text:p>
      <text:p text:style-name="P20"><text:s text:c="8"/>&lt;BLANKLINE&gt;</text:p>
      <text:p text:style-name="P20"><text:s text:c="8"/>#[A</text:p>
      <text:p text:style-name="P20"><text:s text:c="8"/></text:p>
      <text:p text:style-name="P20"><text:s text:c="8"/>&gt;&gt;&gt; print_pending_tasks([]) # doctest: +NORMALIZE_WHITESPACE</text:p>
      <text:p text:style-name="P20"><text:s text:c="8"/>================================================================================</text:p>
      <text:p text:style-name="P20"><text:s text:c="12"/>&gt;&gt; No tasks found &lt;&lt;</text:p>
      <text:p text:style-name="P20"><text:s text:c="4"/></text:p>
      <text:p text:style-name="P20"><text:s text:c="4"/>print_tasks(tasks, finished)</text:p>
      <text:p text:style-name="P20"><text:s text:c="8"/>Print tasks.</text:p>
      <text:p text:style-name="P20"><text:s text:c="8"/></text:p>
      <text:p text:style-name="P20"><text:s text:c="8"/>Prints tasks as formatted list. Date displayed according to locale.</text:p>
      <text:p text:style-name="P20"><text:s text:c="8"/>In 'pending' mode also marks tasks as 'overdue' or 'today'.</text:p>
      <text:p text:style-name="P20"><text:s text:c="8"/></text:p>
      <text:p text:style-name="P20"><text:s text:c="8"/>tasks: ((string, datetime.date), -||-)</text:p>
      <text:p text:style-name="P20"><text:s text:c="8"/>finished: boolean. True <text:s/>=&gt; 'finished' mode</text:p>
      <text:p text:style-name="P20"><text:soft-page-break/><text:s text:c="27"/>False =&gt; 'pending' mode</text:p>
      <text:p text:style-name="P20"><text:s text:c="8"/></text:p>
      <text:p text:style-name="P20"><text:s text:c="8"/>All branches tested in print_pending_tasks(), print_finished_tasks()</text:p>
      <text:p text:style-name="P20"><text:s text:c="4"/></text:p>
      <text:p text:style-name="P20"><text:s text:c="4"/>task_input()</text:p>
      <text:p text:style-name="P20"><text:s text:c="8"/>Provide interactive dialog for task input.</text:p>
      <text:p text:style-name="P20"><text:s text:c="8"/></text:p>
      <text:p text:style-name="P20"><text:s text:c="8"/>Used to add and edit tasks. Will ask user for task description (any string)</text:p>
      <text:p text:style-name="P20"><text:s text:c="8"/>and date in YYYY-MM-DD (with any single character delimiters).</text:p>
      <text:p text:style-name="P20"><text:s text:c="8"/></text:p>
      <text:p text:style-name="P20"><text:s text:c="8"/>return: (str, int, int, int) if date read correctly,</text:p>
      <text:p text:style-name="P20"><text:s text:c="16"/>(str, None, None, None) if date not read correctly.</text:p>
      <text:p text:style-name="P20"><text:s text:c="4"/></text:p>
      <text:p text:style-name="P20"><text:s text:c="4"/>welcome()</text:p>
      <text:p text:style-name="P20"><text:s text:c="8"/>Print welcome message.</text:p>
      <text:p text:style-name="P20"><text:s text:c="8"/></text:p>
      <text:p text:style-name="P20"><text:s text:c="8"/>Makes use of ANSI escape codes for formatting.</text:p>
      <text:p text:style-name="P20"><text:s text:c="8"/>&gt;&gt;&gt; welcome()</text:p>
      <text:p text:style-name="P20"><text:s text:c="10"/>#[1mWelcome to the Arch_Lab1 task planner!#[0m</text:p>
      <text:p text:style-name="P20"/>
      <text:p text:style-name="P21">Help on module engine:</text:p>
      <text:p text:style-name="P20"/>
      <text:p text:style-name="P20">NAME</text:p>
      <text:p text:style-name="P20"><text:s text:c="4"/>engine - Arch_Lab1 simple list engine.</text:p>
      <text:p text:style-name="P20"/>
      <text:p text:style-name="P20">DESCRIPTION</text:p>
      <text:p text:style-name="P20"><text:s text:c="4"/>This module is an engine ("model") for the Arch_Lab1 program. You probably</text:p>
      <text:p text:style-name="P20"><text:s text:c="4"/>should not be importing it directly.</text:p>
      <text:p text:style-name="P20"><text:s text:c="4"/></text:p>
      <text:p text:style-name="P20"><text:s text:c="4"/>pending_task_list: list of pending tasks.</text:p>
      <text:p text:style-name="P20"><text:s text:c="4"/>finished_task_list: list of finished tasks.</text:p>
      <text:p text:style-name="P20"/>
      <text:p text:style-name="P20">CLASSES</text:p>
      <text:p text:style-name="P20"><text:s text:c="4"/>builtins.object</text:p>
      <text:p text:style-name="P20"><text:s text:c="8"/>Task</text:p>
      <text:p text:style-name="P20"><text:s text:c="4"/></text:p>
      <text:p text:style-name="P20"><text:s text:c="4"/>class Task(builtins.object)</text:p>
      <text:p text:style-name="P20"><text:s text:c="5"/>| <text:s/>Simple Task class.</text:p>
      <text:p text:style-name="P20"><text:s text:c="5"/>| <text:s/></text:p>
      <text:p text:style-name="P20"><text:s text:c="5"/>| <text:s/>Sortable.</text:p>
      <text:p text:style-name="P20"><text:s text:c="5"/>| <text:s/></text:p>
      <text:p text:style-name="P20"><text:s text:c="5"/>| <text:s/>content: string - task description.</text:p>
      <text:p text:style-name="P20"><text:s text:c="5"/>| <text:s/>date: datetime.date - date task is scheduled on.</text:p>
      <text:p text:style-name="P20"><text:s text:c="5"/>| <text:s/></text:p>
      <text:p text:style-name="P20"><text:s text:c="5"/>| <text:s/>Methods defined here:</text:p>
      <text:p text:style-name="P20"><text:s text:c="5"/>| <text:s/></text:p>
      <text:p text:style-name="P20"><text:s text:c="5"/>| <text:s/>__init__(self, content_, year, month, day)</text:p>
      <text:p text:style-name="P20"><text:s text:c="5"/>| <text:s text:c="5"/>Initialize Task instance.</text:p>
      <text:p text:style-name="P20"><text:s text:c="5"/>| <text:s text:c="5"/></text:p>
      <text:p text:style-name="P20"><text:s text:c="5"/>| <text:s text:c="5"/>content: string - task description.</text:p>
      <text:p text:style-name="P20"><text:s text:c="5"/>| <text:s text:c="5"/>year: int - year task is scheduled on.</text:p>
      <text:p text:style-name="P20"><text:s text:c="5"/>| <text:s text:c="5"/>month: int - month task is scheduled on.</text:p>
      <text:p text:style-name="P20"><text:s text:c="5"/>| <text:s text:c="5"/>day: int - day task is scheduled on.</text:p>
      <text:p text:style-name="P20"><text:s text:c="5"/>| <text:s/></text:p>
      <text:p text:style-name="P20"><text:s text:c="5"/>| <text:s/>__lt__(self, other)</text:p>
      <text:p text:style-name="P20"><text:s text:c="5"/>| <text:s text:c="5"/>Task 'less than' comparison.</text:p>
      <text:p text:style-name="P20"><text:s text:c="5"/>| <text:s text:c="5"/></text:p>
      <text:p text:style-name="P20"><text:s text:c="5"/>| <text:s text:c="5"/>Task is deemed less than another Task if it's date is less than</text:p>
      <text:p text:style-name="P20"><text:s text:c="5"/>| <text:s text:c="5"/>another's.</text:p>
      <text:p text:style-name="P20"><text:s text:c="5"/>| <text:s/></text:p>
      <text:p text:style-name="P20"><text:s text:c="5"/>| <text:s/>----------------------------------------------------------------------</text:p>
      <text:p text:style-name="P20"><text:s text:c="5"/>| <text:s/>Data descriptors defined here:</text:p>
      <text:p text:style-name="P20"><text:s text:c="5"/>| <text:s/></text:p>
      <text:p text:style-name="P20"><text:s text:c="5"/>| <text:s/>__dict__</text:p>
      <text:p text:style-name="P20"><text:s text:c="5"/>| <text:s text:c="5"/>dictionary for instance variables (if defined)</text:p>
      <text:p text:style-name="P20"><text:s text:c="5"/>| <text:s/></text:p>
      <text:p text:style-name="P20"><text:s text:c="5"/>| <text:s/>__weakref__</text:p>
      <text:p text:style-name="P20"><text:soft-page-break/><text:s text:c="5"/>| <text:s text:c="5"/>list of weak references to the object (if defined)</text:p>
      <text:p text:style-name="P20"/>
      <text:p text:style-name="P20">FUNCTIONS</text:p>
      <text:p text:style-name="P20"><text:s text:c="4"/>clear_finished_tasks()</text:p>
      <text:p text:style-name="P20"><text:s text:c="8"/>Clear finished task list.</text:p>
      <text:p text:style-name="P20"><text:s text:c="8"/></text:p>
      <text:p text:style-name="P20"><text:s text:c="8"/>Actually just replaces finished_task_list with an empty one.</text:p>
      <text:p text:style-name="P20"><text:s text:c="8"/></text:p>
      <text:p text:style-name="P20"><text:s text:c="8"/>&gt;&gt;&gt; import engine; <text:s text:c="4"/>engine.finished_task_list = [engine.Task("Test task", 2012, 12, 21)]; <text:s text:c="4"/>clear_finished_tasks(); <text:s text:c="4"/>engine.finished_task_list</text:p>
      <text:p text:style-name="P20"><text:s text:c="8"/>[]</text:p>
      <text:p text:style-name="P20"><text:s text:c="4"/></text:p>
      <text:p text:style-name="P20"><text:s text:c="4"/>edit_finished_task(id, content, year, month, day)</text:p>
      <text:p text:style-name="P20"><text:s text:c="8"/>Edit task from finished_task_list.</text:p>
      <text:p text:style-name="P20"><text:s text:c="8"/></text:p>
      <text:p text:style-name="P20"><text:s text:c="8"/>Replaces fields. Can also be implemented as 'delete, then add'.</text:p>
      <text:p text:style-name="P20"><text:s text:c="8"/></text:p>
      <text:p text:style-name="P20"><text:s text:c="8"/>id: int - descriptor, namely id of task in a list.</text:p>
      <text:p text:style-name="P20"><text:s text:c="8"/>content: string - task description.</text:p>
      <text:p text:style-name="P20"><text:s text:c="8"/>year: int - year task is scheduled on.</text:p>
      <text:p text:style-name="P20"><text:s text:c="8"/>month: int - month task is scheduled on.</text:p>
      <text:p text:style-name="P20"><text:s text:c="8"/>day: int - day task is scheduled on.</text:p>
      <text:p text:style-name="P20"><text:s text:c="8"/></text:p>
      <text:p text:style-name="P20"><text:s text:c="8"/>&gt;&gt;&gt; import engine; <text:s text:c="4"/>engine.finished_task_list = [engine.Task("Test task", 2012, 12, 21)]; <text:s text:c="4"/>edit_finished_task(0, "Test edit", 9999, 1, 1); <text:s text:c="4"/>[engine.finished_task_list[0].content, engine.finished_task_list[0].date]</text:p>
      <text:p text:style-name="P20"><text:s text:c="8"/>['Test edit', datetime.date(9999, 1, 1)]</text:p>
      <text:p text:style-name="P20"><text:s text:c="4"/></text:p>
      <text:p text:style-name="P20"><text:s text:c="4"/>edit_pending_task(id, content, year, month, day)</text:p>
      <text:p text:style-name="P20"><text:s text:c="8"/>Edit task from pending_task_list.</text:p>
      <text:p text:style-name="P20"><text:s text:c="8"/></text:p>
      <text:p text:style-name="P20"><text:s text:c="8"/>Replaces fields. Can also be implemented as 'delete, then add'.</text:p>
      <text:p text:style-name="P20"><text:s text:c="8"/></text:p>
      <text:p text:style-name="P20"><text:s text:c="8"/>id: int - descriptor, namely id of task in a list.</text:p>
      <text:p text:style-name="P20"><text:s text:c="8"/>content: string - task description.</text:p>
      <text:p text:style-name="P20"><text:s text:c="8"/>year: int - year task is scheduled on.</text:p>
      <text:p text:style-name="P20"><text:s text:c="8"/>month: int - month task is scheduled on.</text:p>
      <text:p text:style-name="P20"><text:s text:c="8"/>day: int - day task is scheduled on.</text:p>
      <text:p text:style-name="P20"><text:s text:c="8"/></text:p>
      <text:p text:style-name="P20"><text:s text:c="8"/>&gt;&gt;&gt; import engine; <text:s text:c="4"/>engine.pending_task_list = [engine.Task("Test task", 2012, 12, 21)]; <text:s text:c="4"/>edit_pending_task(0, "Test edit", 9999, 1, 1); <text:s text:c="4"/>[engine.pending_task_list[0].content, engine.pending_task_list[0].date]</text:p>
      <text:p text:style-name="P20"><text:s text:c="8"/>['Test edit', datetime.date(9999, 1, 1)]</text:p>
      <text:p text:style-name="P20"><text:s text:c="4"/></text:p>
      <text:p text:style-name="P20"><text:s text:c="4"/>finish_task(id)</text:p>
      <text:p text:style-name="P20"><text:s text:c="8"/>Move task from pending_task_list to finished_task_list.</text:p>
      <text:p text:style-name="P20"><text:s text:c="8"/></text:p>
      <text:p text:style-name="P20"><text:s text:c="8"/>id: int - descriptor, namely id of task in a list.</text:p>
      <text:p text:style-name="P20"><text:s text:c="8"/></text:p>
      <text:p text:style-name="P20"><text:s text:c="8"/>&gt;&gt;&gt; import engine; <text:s text:c="4"/>engine.pending_task_list = [engine.Task("Test task", 2012, 12, 21)]; <text:s text:c="4"/>engine.finished_task_list = []; <text:s text:c="4"/>finish_task(0); <text:s text:c="4"/>[engine.pending_task_list, engine.finished_task_list[0].content]</text:p>
      <text:p text:style-name="P20"><text:s text:c="8"/>[[], 'Test task']</text:p>
      <text:p text:style-name="P20"><text:s text:c="4"/></text:p>
      <text:p text:style-name="P20"><text:s text:c="4"/>new_task(content, year, month, day)</text:p>
      <text:p text:style-name="P20"><text:s text:c="8"/>Add new task to pending_task_list.</text:p>
      <text:p text:style-name="P20"><text:s text:c="8"/></text:p>
      <text:p text:style-name="P20"><text:s text:c="8"/>content: string - task description.</text:p>
      <text:p text:style-name="P20"><text:s text:c="8"/>year: int - year task is scheduled on.</text:p>
      <text:p text:style-name="P20"><text:s text:c="8"/>month: int - month task is scheduled on.</text:p>
      <text:p text:style-name="P20"><text:s text:c="8"/>day: int - day task is scheduled on.</text:p>
      <text:p text:style-name="P20"><text:s text:c="8"/></text:p>
      <text:p text:style-name="P20"><text:s text:c="8"/>&gt;&gt;&gt; import engine; engine.pending_task_list = []; <text:s text:c="4"/>new_task("Test task", 2012, 12, 21); <text:s text:c="4"/>(engine.pending_task_list[0].content, engine.pending_task_list[0].date)</text:p>
      <text:p text:style-name="P20"><text:s text:c="8"/>('Test task', datetime.date(2012, 12, 21))</text:p>
      <text:p text:style-name="P20"><text:s text:c="4"/></text:p>
      <text:p text:style-name="P20"><text:s text:c="4"/>remove_finished_task(id)</text:p>
      <text:p text:style-name="P20"><text:soft-page-break/><text:s text:c="8"/>Remove task from finished_task_list.</text:p>
      <text:p text:style-name="P20"><text:s text:c="8"/></text:p>
      <text:p text:style-name="P20"><text:s text:c="8"/>id: int - descriptor, namely id of task in a list.</text:p>
      <text:p text:style-name="P20"><text:s text:c="8"/></text:p>
      <text:p text:style-name="P20"><text:s text:c="8"/>&gt;&gt;&gt; import engine; <text:s text:c="4"/>engine.finished_task_list = [engine.Task("Test task", 2012, 12, 21)]; <text:s text:c="4"/>remove_finished_task(0); <text:s text:c="4"/>engine.finished_task_list</text:p>
      <text:p text:style-name="P20"><text:s text:c="8"/>[]</text:p>
      <text:p text:style-name="P20"><text:s text:c="4"/></text:p>
      <text:p text:style-name="P20"><text:s text:c="4"/>remove_pending_task(id)</text:p>
      <text:p text:style-name="P20"><text:s text:c="8"/>Remove task from pending_task_list.</text:p>
      <text:p text:style-name="P20"><text:s text:c="8"/></text:p>
      <text:p text:style-name="P20"><text:s text:c="8"/>id: int - descriptor, namely id of task in a list.</text:p>
      <text:p text:style-name="P20"><text:s text:c="8"/></text:p>
      <text:p text:style-name="P20"><text:s text:c="8"/>&gt;&gt;&gt; import engine; <text:s text:c="4"/>engine.pending_task_list = [engine.Task("Test task", 2012, 12, 21)]; <text:s text:c="4"/>remove_pending_task(0); <text:s text:c="4"/>engine.pending_task_list</text:p>
      <text:p text:style-name="P20"><text:s text:c="8"/>[]</text:p>
      <text:p text:style-name="P20"><text:s text:c="4"/></text:p>
      <text:p text:style-name="P20"><text:s text:c="4"/>unfinish_task(id)</text:p>
      <text:p text:style-name="P20"><text:s text:c="8"/>Move task from finished_task_list to pending_task_list.</text:p>
      <text:p text:style-name="P20"><text:s text:c="8"/></text:p>
      <text:p text:style-name="P20"><text:s text:c="8"/>id: int - descriptor, namely id of task in a list.</text:p>
      <text:p text:style-name="P20"><text:s text:c="8"/></text:p>
      <text:p text:style-name="P20"><text:s text:c="8"/>&gt;&gt;&gt; import engine; <text:s text:c="4"/>engine.finished_task_list = [engine.Task("Test task", 2012, 12, 21)]; <text:s text:c="4"/>engine.pending_task_list = []; <text:s text:c="4"/>unfinish_task(0); <text:s text:c="4"/>[engine.finished_task_list, engine.pending_task_list[0].content]</text:p>
      <text:p text:style-name="P20"><text:s text:c="8"/>[[], 'Test task']</text:p>
      <text:p text:style-name="P20"><text:s text:c="4"/></text:p>
      <text:p text:style-name="P20"><text:s text:c="4"/>view_finished_tasks()</text:p>
      <text:p text:style-name="P20"><text:s text:c="8"/>Fetch finished tasks.</text:p>
      <text:p text:style-name="P20"><text:s text:c="8"/></text:p>
      <text:p text:style-name="P20"><text:s text:c="8"/>Converts finished_task_list from list of Task instances to a list of</text:p>
      <text:p text:style-name="P20"><text:s text:c="8"/>tuples.</text:p>
      <text:p text:style-name="P20"><text:s text:c="8"/></text:p>
      <text:p text:style-name="P20"><text:s text:c="8"/>return: [(string, datetime.date), -||-]</text:p>
      <text:p text:style-name="P20"><text:s text:c="8"/></text:p>
      <text:p text:style-name="P20"><text:s text:c="8"/>&gt;&gt;&gt; import engine; <text:s text:c="4"/>engine.finished_task_list = [engine.Task("Test task", 2012, 12, 21)]; <text:s text:c="4"/>view_finished_tasks()</text:p>
      <text:p text:style-name="P20"><text:s text:c="8"/>[('Test task', datetime.date(2012, 12, 21))]</text:p>
      <text:p text:style-name="P20"><text:s text:c="4"/></text:p>
      <text:p text:style-name="P20"><text:s text:c="4"/>view_pending_tasks()</text:p>
      <text:p text:style-name="P20"><text:s text:c="8"/>Fetch pending tasks.</text:p>
      <text:p text:style-name="P20"><text:s text:c="8"/></text:p>
      <text:p text:style-name="P20"><text:s text:c="8"/>Converts pending_task_list from list of Task instances to a list of tuples.</text:p>
      <text:p text:style-name="P20"><text:s text:c="8"/></text:p>
      <text:p text:style-name="P20"><text:s text:c="8"/>return: [(string, datetime.date), -||-]</text:p>
      <text:p text:style-name="P20"><text:s text:c="8"/></text:p>
      <text:p text:style-name="P20"><text:s text:c="8"/>&gt;&gt;&gt; import engine; <text:s text:c="4"/>engine.pending_task_list = [engine.Task("Test task", 2012, 12, 21)]; <text:s text:c="4"/>view_pending_tasks()</text:p>
      <text:p text:style-name="P20"><text:s text:c="8"/>[('Test task', datetime.date(2012, 12, 21))]</text:p>
      <text:p text:style-name="P20"/>
      <text:p text:style-name="P20">DATA</text:p>
      <text:p text:style-name="P20"><text:s text:c="4"/>finished_task_list = []</text:p>
      <text:p text:style-name="P20"><text:s text:c="4"/>pending_task_list = [&lt;engine.Task object&gt;, &lt;engine.Task object&gt;, &lt;engi...</text:p>
      <text:p text:style-name="P20"/>
      <text:p text:style-name="P18">Звіт програм pep8, pyflakes та об’єм покриття тестами</text:p>
      <text:p text:style-name="P23">pep8, pyflakes завершуються успішно (не знайдено помилок та недоліків).</text:p>
      <text:p text:style-name="P25">Покриття тестами модулів interface, engine і lab1 <text:span text:style-name="T8">за даними coverage.py</text:span> відповідно 6<text:span text:style-name="T8">4</text:span>%, <text:span text:style-name="T8">100</text:span>%, <text:span text:style-name="T8">17</text:span>%. <text:span text:style-name="T8">Така ситуація викликана тим, що програма містить багато інтерактивних функцій, які, наскільки мені відомо, неможливо тестувати доктеста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family-generic="modern" style:font-pitch="fixed"/>
    <style:font-face style:name="SimHei1" svg:font-family="SimHei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Hei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Hei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Hei" style:font-family-asian="SimHei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SimHei1" style:font-family-asian="SimHei" style:font-family-generic-asian="modern" style:font-pitch-asian="fixed" style:font-size-asian="10pt" style:font-name-complex="Mangal2" style:font-family-complex="Mangal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78cm" fo:margin-bottom="0.977cm" fo:margin-left="1.058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18:27:28.751036611</meta:creation-date>
    <meta:editing-duration>PT1H29M44S</meta:editing-duration>
    <meta:editing-cycles>24</meta:editing-cycles>
    <meta:generator>LibreOffice/5.0.5.2$Linux_X86_64 LibreOffice_project/00m0$Build-2</meta:generator>
    <dc:title>Лабораторна</dc:title>
    <dc:date>2016-03-08T11:48:56.604876222</dc:date>
    <meta:document-statistic meta:table-count="0" meta:image-count="0" meta:object-count="0" meta:page-count="9" meta:paragraph-count="493" meta:word-count="2059" meta:character-count="18377" meta:non-whitespace-character-count="13483"/>
    <meta:template xlink:type="simple" xlink:actuate="onRequest" xlink:title="Лабораторна" xlink:href="../../../Вебдесигн/home/saxahoid/.config/libreoffice/4/user/template/Лабораторна.ott" meta:date="2014-09-22T18:27:28.633199350"/>
  </office:meta>
</office:document-meta>
</file>